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800000" fo:font-size="14pt" fo:font-weight="bold" officeooo:rsid="000b9671" officeooo:paragraph-rsid="000b9671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e24d0" officeooo:paragraph-rsid="000e24d0"/>
    </style:style>
    <style:style style:name="P6" style:family="paragraph" style:parent-style-name="Standard">
      <style:text-properties officeooo:paragraph-rsid="003cbf7b"/>
    </style:style>
    <style:style style:name="P7" style:family="paragraph" style:parent-style-name="Standard">
      <style:text-properties officeooo:paragraph-rsid="004d91c1"/>
    </style:style>
    <style:style style:name="P8" style:family="paragraph" style:parent-style-name="Standard">
      <style:text-properties fo:font-style="normal" style:text-underline-style="none" fo:font-weight="normal" officeooo:rsid="004c1ea9" officeooo:paragraph-rsid="003cbf7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officeooo:rsid="000a2c70" officeooo:paragraph-rsid="000a2c70"/>
    </style:style>
    <style:style style:name="P11" style:family="paragraph" style:parent-style-name="Standard" style:list-style-name="L2">
      <style:text-properties officeooo:rsid="000a2c70" officeooo:paragraph-rsid="000a2c70"/>
    </style:style>
    <style:style style:name="P12" style:family="paragraph" style:parent-style-name="Standard" style:list-style-name="L2">
      <style:text-properties officeooo:paragraph-rsid="000a2c70"/>
    </style:style>
    <style:style style:name="P13" style:family="paragraph" style:parent-style-name="Standard" style:list-style-name="L2">
      <style:text-properties officeooo:paragraph-rsid="00148a26"/>
    </style:style>
    <style:style style:name="P14" style:family="paragraph" style:parent-style-name="Standard" style:list-style-name="L2">
      <style:text-properties officeooo:paragraph-rsid="00135054"/>
    </style:style>
    <style:style style:name="P15" style:family="paragraph" style:parent-style-name="Standard" style:list-style-name="L2">
      <style:text-properties officeooo:paragraph-rsid="004eaf64"/>
    </style:style>
    <style:style style:name="P16" style:family="paragraph" style:parent-style-name="Standard" style:list-style-name="L2">
      <style:text-properties officeooo:paragraph-rsid="0033751e"/>
    </style:style>
    <style:style style:name="P17" style:family="paragraph" style:parent-style-name="Standard" style:list-style-name="L2">
      <style:text-properties officeooo:paragraph-rsid="0047c959"/>
    </style:style>
    <style:style style:name="P18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9" style:family="paragraph" style:parent-style-name="Standard" style:list-style-name="L2">
      <style:text-properties officeooo:rsid="002a09ec" officeooo:paragraph-rsid="002a09ec"/>
    </style:style>
    <style:style style:name="P20" style:family="paragraph" style:parent-style-name="Standard" style:list-style-name="L2">
      <style:text-properties officeooo:rsid="000b9671" officeooo:paragraph-rsid="000b9671"/>
    </style:style>
    <style:style style:name="P21" style:family="paragraph" style:parent-style-name="Standard" style:list-style-name="L4">
      <style:text-properties officeooo:rsid="000b9671" officeooo:paragraph-rsid="00354789"/>
    </style:style>
    <style:style style:name="P22" style:family="paragraph" style:parent-style-name="Standard" style:list-style-name="L5">
      <style:text-properties officeooo:rsid="000b9671" officeooo:paragraph-rsid="000b9671"/>
    </style:style>
    <style:style style:name="P23" style:family="paragraph" style:parent-style-name="Standard" style:list-style-name="L2">
      <style:text-properties officeooo:rsid="0011600d" officeooo:paragraph-rsid="0011600d"/>
    </style:style>
    <style:style style:name="P24" style:family="paragraph" style:parent-style-name="Standard" style:list-style-name="L2">
      <style:text-properties officeooo:rsid="004422d6" officeooo:paragraph-rsid="004422d6"/>
    </style:style>
    <style:style style:name="P25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text-properties fo:font-style="normal" style:text-underline-style="none" fo:font-weight="normal" officeooo:rsid="003cbf7b" officeooo:paragraph-rsid="0047c959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text-properties officeooo:rsid="0047c959" officeooo:paragraph-rsid="0047c959"/>
    </style:style>
    <style:style style:name="P29" style:family="paragraph" style:parent-style-name="Standard" style:list-style-name="L2">
      <style:text-properties officeooo:rsid="0033751e" officeooo:paragraph-rsid="0033751e"/>
    </style:style>
    <style:style style:name="P30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31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32" style:family="paragraph" style:parent-style-name="Standard" style:list-style-name="L2">
      <style:text-properties fo:font-weight="bold" officeooo:rsid="0051ad0d" officeooo:paragraph-rsid="0051ad0d" style:font-weight-asian="bold" style:font-weight-complex="bold"/>
    </style:style>
    <style:style style:name="P33" style:family="paragraph" style:parent-style-name="Standard" style:list-style-name="L2">
      <style:text-properties officeooo:rsid="004eaf64" officeooo:paragraph-rsid="004eaf64"/>
    </style:style>
    <style:style style:name="P34" style:family="paragraph" style:parent-style-name="Standard" style:list-style-name="L2">
      <style:text-properties officeooo:rsid="00531e9c" officeooo:paragraph-rsid="00531e9c"/>
    </style:style>
    <style:style style:name="P35" style:family="paragraph" style:parent-style-name="Standard" style:list-style-name="L3">
      <style:text-properties officeooo:rsid="000fa6e3" officeooo:paragraph-rsid="000fa6e3"/>
    </style:style>
    <style:style style:name="P36" style:family="paragraph" style:parent-style-name="Standard" style:list-style-name="L4">
      <style:text-properties fo:color="#000000" fo:font-size="12pt" fo:font-weight="normal" officeooo:rsid="00354789" officeooo:paragraph-rsid="00354789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fo:color="#000000" fo:font-size="11pt" fo:font-weight="normal" officeooo:rsid="000ee0a4" officeooo:paragraph-rsid="00354789" style:font-size-asian="11pt" style:font-weight-asian="normal" style:font-size-complex="11pt" style:font-weight-complex="normal"/>
    </style:style>
    <style:style style:name="P38" style:family="paragraph" style:parent-style-name="Standard" style:list-style-name="L5">
      <style:text-properties officeooo:rsid="00354789" officeooo:paragraph-rsid="00354789"/>
    </style:style>
    <style:style style:name="P39" style:family="paragraph" style:parent-style-name="Standard" style:list-style-name="L5">
      <style:text-properties officeooo:rsid="00355c13" officeooo:paragraph-rsid="00355c13"/>
    </style:style>
    <style:style style:name="P40" style:family="paragraph" style:parent-style-name="Standard" style:list-style-name="L5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officeooo:rsid="000c9a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c70" style:font-weight-asian="bold" style:font-weight-complex="bold"/>
    </style:style>
    <style:style style:name="T5" style:family="text">
      <style:text-properties fo:font-weight="bold" officeooo:rsid="0010cc6f" style:font-weight-asian="bold" style:font-weight-complex="bold"/>
    </style:style>
    <style:style style:name="T6" style:family="text">
      <style:text-properties fo:font-weight="bold" officeooo:rsid="002a09ec" style:font-weight-asian="bold" style:font-weight-complex="bold"/>
    </style:style>
    <style:style style:name="T7" style:family="text">
      <style:text-properties fo:font-weight="bold" officeooo:rsid="000fa6e3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0cc6f"/>
    </style:style>
    <style:style style:name="T21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4" style:family="text">
      <style:text-properties officeooo:rsid="0011600d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5696d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5894d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5c0954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5d6a9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5696d9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5894d3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5d1b9a" style:font-style-asian="normal" style:font-weight-asian="bold" style:font-style-complex="normal" style:font-weight-complex="bold"/>
    </style:style>
    <style:style style:name="T48" style:family="text">
      <style:text-properties officeooo:rsid="002a09e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a09ec" style:font-weight-asian="normal" style:font-weight-complex="normal"/>
    </style:style>
    <style:style style:name="T51" style:family="text">
      <style:text-properties officeooo:rsid="00355c13"/>
    </style:style>
    <style:style style:name="T52" style:family="text">
      <style:text-properties officeooo:rsid="00429c18"/>
    </style:style>
    <style:style style:name="T53" style:family="text">
      <style:text-properties officeooo:rsid="00429d5a"/>
    </style:style>
    <style:style style:name="T54" style:family="text">
      <style:text-properties officeooo:rsid="000fa6e3"/>
    </style:style>
    <style:style style:name="T55" style:family="text">
      <style:text-properties officeooo:rsid="0045f3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305635397695135036" text:style-name="L1">
        <text:list-item>
          <text:p text:style-name="P10"><text:span text:style-name="T22">Usare il modulo digraph.</text:span><text:span text:style-name="T23">erl</text:span><text:span text:style-name="T22"> per il genotipo:</text:span></text:p>
        </text:list-item>
      </text:list>
      <text:list xml:id="list8926281039177216910" text:style-name="L2">
        <text:list-item>
          <text:list>
            <text:list-item>
              <text:p text:style-name="P12"><text:span text:style-name="T1">Modularizzare </text:span><text:span text:style-name="T4">genotype.erl</text:span><text:span text:style-name="T1"> e </text:span><text:span text:style-name="T4">phenotype.erl</text:span><text:span text:style-name="T1">:FATTO</text:span></text:p>
              <text:list>
                <text:list-item>
                  <text:list>
                    <text:list-item>
                      <text:p text:style-name="P18"><text:span text:style-name="T1">L</text:span>avorano su un grafo.</text:p>
                    </text:list-item>
                    <text:list-item>
                      <text:p text:style-name="P19"><text:span text:style-name="T4">P</text:span><text:span text:style-name="T3">henotype.erl </text:span><text:span text:style-name="T49">può mandare un messaggio/eseguire azione sugli elementi del fenotipo.(vedi </text:span><text:span text:style-name="T13">backup_weights</text:span><text:span text:style-name="T49"> ecc..), sarebbe un </text:span><text:span text:style-name="T17">update/</text:span><text:span text:style-name="T18">set</text:span><text:span text:style-name="T49">.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50">Inserire in</text:span><text:span text:style-name="T6"> nn_service.erl </text:span><text:span text:style-name="T50">la</text:span> mappa<text:span text:style-name="T48">tura tra</text:span> genotipo e fenotipo: <text:span text:style-name="T53">FATTO</text:span></text:p>
              <text:list>
                <text:list-item>
                  <text:list>
                    <text:list-item>
                      <text:p text:style-name="P20">Sa in base al tipo della rete(rnn, som, ecc), come mappare.</text:p>
                    </text:list-item>
                    <text:list-item>
                      <text:p text:style-name="P23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23"><text:span text:style-name="T8">Da genotipo a fenotipo</text:span>: <text:span text:style-name="T52">FATTO</text:span></text:p>
                              <text:list>
                                <text:list-item>
                                  <text:p text:style-name="P23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<text:span text:style-name="T24">In </text:span><text:span text:style-name="T40">neuron.erl, sensor.erl, actuator.erl e cortex.erl</text:span><text:span text:style-name="T24"> aggiungere funzioni </text:span><text:span text:style-name="T11">get,set</text:span><text:span text:style-name="T24"> di archi che opera sul record del rispettivo fenotipo(ex: per </text:span><text:span text:style-name="T14">neuron_pheno </text:span><text:span text:style-name="T28">va sui</text:span><text:span text:style-name="T16"> </text:span><text:span text:style-name="T27">campi</text:span><text:span text:style-name="T15"> faninsWeight, fanouts, roInsWeights, roouts</text:span><text:span text:style-name="T27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25">Da fenotipo a genotipo</text:span><text:span text:style-name="T27">: </text:span><text:span text:style-name="T32">FATTO</text:span></text:p>
                              <text:list>
                                <text:list-item>
                                  <text:p text:style-name="P24"><text:span text:style-name="T27">S</text:span><text:span text:style-name="T26">imile a sopra.</text:span></text:p>
                                </text:list-item>
                                <text:list-item>
                                  <text:p text:style-name="P25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5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26">I fenotipi </text:span><text:span text:style-name="T44">Actuator,</text:span><text:span text:style-name="T33"> </text:span><text:span text:style-name="T44">Cortex</text:span><text:span text:style-name="T33">, </text:span><text:span text:style-name="T44">Sensor</text:span><text:span text:style-name="T33">, </text:span><text:span text:style-name="T44">Neuron</text:span><text:span text:style-name="T33"> e </text:span><text:span text:style-name="T44">Neuron_som</text:span><text:span text:style-name="T33"> </text:span><text:span text:style-name="T26">devo implementare le seguenti </text:span><text:span text:style-name="T13">call</text:span><text:span text:style-name="T26">:</text:span></text:p>
                                  <text:list>
                                    <text:list-item>
                                      <text:p text:style-name="P26">get</text:p>
                                    </text:list-item>
                                    <text:list-item>
                                      <text:p text:style-name="P26">{update, Label} :specifica per fenotipo</text:p>
                                    </text:list-item>
                                    <text:list-item>
                                      <text:p text:style-name="P26">{add_synapse, Label}</text:p>
                                    </text:list-item>
                                    <text:list-item>
                                      <text:p text:style-name="P26">{delete_synapse, Id}</text:p>
                                    </text:list-item>
                                    <text:list-item>
                                      <text:p text:style-name="P26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30"><text:tab/><text:tab/></text:span><text:span text:style-name="T33">TODO: </text:span></text:p>
      <text:p text:style-name="P7"><text:span text:style-name="T33"><text:tab/><text:tab/><text:tab/></text:span><text:span text:style-name="T35">-) </text:span><text:span text:style-name="T33">Effettuare i test su genotipo, fenotipo e mappatura.</text:span></text:p>
      <text:p text:style-name="P6"><text:span text:style-name="T33"><text:tab/><text:tab/><text:tab/><text:tab/></text:span><text:span text:style-name="T34">-) Testare singole api genotype.erl</text:span></text:p>
      <text:p text:style-name="P8"><text:tab/><text:tab/><text:tab/><text:tab/>-) Testare singole api phenotype.erl</text:p>
      <text:p text:style-name="P8"><text:tab/><text:tab/><text:tab/><text:tab/>-) Testare mappatura.</text:p>
      <text:p text:style-name="P9"/>
      <text:list xml:id="list173055381015992" text:continue-numbering="true" text:style-name="L2">
        <text:list-item>
          <text:list>
            <text:list-item>
              <text:p text:style-name="P29">Moduli da modificare in funzione dell’uso del digraph:</text:p>
              <text:list>
                <text:list-item>
                  <text:p text:style-name="P30">Trainer.erl:</text:p>
                  <text:list>
                    <text:list-item>
                      <text:p text:style-name="P32"><text:span text:style-name="T49">Utilizzare il più possibile il fenotipo</text:span>.</text:p>
                    </text:list-item>
                  </text:list>
                </text:list-item>
                <text:list-item>
                  <text:p text:style-name="P30">Genotype_mutator.erl:</text:p>
                  <text:list>
                    <text:list-item>
                      <text:p text:style-name="P32"><text:span text:style-name="T49">Utilizzare il più possibile il fenotipo</text:span>.</text:p>
                    </text:list-item>
                  </text:list>
                </text:list-item>
                <text:list-item>
                  <text:p text:style-name="P30">Genotype.erl</text:p>
                </text:list-item>
                <text:list-item>
                  <text:p text:style-name="P30">Phenotype.erl</text:p>
                </text:list-item>
                <text:list-item>
                  <text:p text:style-name="P31">Agent.erl:</text:p>
                  <text:list>
                    <text:list-item>
                      <text:p text:style-name="P33"><text:span text:style-name="T49">Get e set del genotipo</text:span><text:span text:style-name="T3">.</text:span></text:p>
                    </text:list-item>
                    <text:list-item>
                      <text:p text:style-name="P15"><text:span text:style-name="T7"><text:s/></text:span><text:span text:style-name="T54">funzioni di salvataggio e caricamento rete.</text:span></text:p>
                    </text:list-item>
                  </text:list>
                </text:list-item>
                <text:list-item>
                  <text:p text:style-name="P34"><text:span text:style-name="T3">Plasticity.erl</text:span>:</text:p>
                  <text:list>
                    <text:list-item>
                      <text:p text:style-name="P34">Aggiornare con la nuova struttura dei pesi del neuron</text:p>
                    </text:list-item>
                  </text:list>
                  <text:p text:style-name="P16"/>
                </text:list-item>
              </text:list>
            </text:list-item>
            <text:list-item>
              <text:p text:style-name="P27">Inserire tutte le funzione inerenti alla rete neurale:</text:p>
              <text:list>
                <text:list-item>
                  <text:list>
                    <text:list-item>
                      <text:p text:style-name="P17"><text:soft-page-break/><text:span text:style-name="T29">Quelle del </text:span><text:span text:style-name="T43">phenotype.erl?</text:span></text:p>
                    </text:list-item>
                    <text:list-item>
                      <text:p text:style-name="P17"><text:span text:style-name="T31">La funzione </text:span><text:span text:style-name="T41">s</text:span><text:span text:style-name="T42">witch_ids</text:span><text:span text:style-name="T30"> in </text:span><text:span text:style-name="T42">genotype_mutator.erl</text:span><text:span text:style-name="T30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37075204267542503" text:style-name="L3">
        <text:list-header>
          <text:p text:style-name="P35"/>
        </text:list-header>
      </text:list>
      <text:p text:style-name="P4">2. L’agente non ha più il genotipo memorizzato bensì sa come ottenerlo e lo ottiene <text:span text:style-name="T2">solo </text:span>quando richiesto: <text:span text:style-name="T55">FATTO</text:span></text:p>
      <text:list xml:id="list7997078705178354887" text:style-name="L4">
        <text:list-item>
          <text:p text:style-name="P36">Sa le informazioni generali sulla rete:</text:p>
          <text:list>
            <text:list-item>
              <text:p text:style-name="P21">Tipologia( rnn ecc..).</text:p>
            </text:list-item>
            <text:list-item>
              <text:p text:style-name="P21">Fitness.</text:p>
            </text:list-item>
            <text:list-item>
              <text:p text:style-name="P37">Riferimento alla rete/ funzionale di recupero.</text:p>
            </text:list-item>
          </text:list>
        </text:list-item>
      </text:list>
      <text:p text:style-name="P5"/>
      <text:p text:style-name="P2"/>
      <text:p text:style-name="P2"><text:span text:style-name="T21">3. Refactor del codice</text:span>:</text:p>
      <text:list xml:id="list3809142979538642853" text:style-name="L5">
        <text:list-item>
          <text:p text:style-name="P22"><text:span text:style-name="T20">La funzione </text:span><text:span text:style-name="T5">s</text:span><text:span text:style-name="T3">witch_ids</text:span> in <text:span text:style-name="T3">genotype_mutator.erl</text:span> va in <text:span text:style-name="T3">nn_service.erl</text:span>.</text:p>
        </text:list-item>
        <text:list-item>
          <text:p text:style-name="P22">Nella costruzione del genotipo, per le <text:span text:style-name="T9">direttive</text:span><text:span text:style-name="T10">( fit, predict, fit_predict) </text:span><text:span text:style-name="T12">e i constraint</text:span>, usare le mappe al posto delle tuple.</text:p>
        </text:list-item>
        <text:list-item>
          <text:p text:style-name="P38">Modularizzare e migliorare il codice in genotype.erl:</text:p>
          <text:list>
            <text:list-item>
              <text:p text:style-name="P38">c<text:span text:style-name="T3">reate_neuro_net</text:span> <text:span text:style-name="T51">per</text:span> <text:span text:style-name="T19">ffnn</text:span> e <text:span text:style-name="T17">rnn </text:span>→ accomunare il codice.</text:p>
            </text:list-item>
            <text:list-item>
              <text:p text:style-name="P39">Togliere <text:span text:style-name="T3">create_nn </text:span>e separarle in <text:span text:style-name="T3">create_som</text:span> e <text:span text:style-name="T3">create_classic</text:span>.</text:p>
            </text:list-item>
            <text:list-item>
              <text:p text:style-name="P40">Togliere <text:span text:style-name="T3">get_net_type</text:span> e inserire il tipo di genotipo in maniera differente (vedi per som).</text:p>
            </text:list-item>
          </text:list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2-12T17:30:54.335865645</dc:date>
    <meta:editing-duration>PT20H42M12S</meta:editing-duration>
    <meta:editing-cycles>74</meta:editing-cycles>
    <meta:generator>LibreOffice/5.2.7.2$Linux_X86_64 LibreOffice_project/20m0$Build-2</meta:generator>
    <meta:document-statistic meta:table-count="0" meta:image-count="0" meta:object-count="0" meta:page-count="2" meta:paragraph-count="56" meta:word-count="405" meta:character-count="2596" meta:non-whitespace-character-count="2273"/>
  </office:meta>
</office:document-meta>
</file>